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36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681cm"/>
    </style:style>
    <style:style style:name="co4" style:family="table-column">
      <style:table-column-properties fo:break-before="auto" style:column-width="3.722cm"/>
    </style:style>
    <style:style style:name="co5" style:family="table-column">
      <style:table-column-properties fo:break-before="auto" style:column-width="3.851cm"/>
    </style:style>
    <style:style style:name="co6" style:family="table-column">
      <style:table-column-properties fo:break-before="auto" style:column-width="1.406cm"/>
    </style:style>
    <style:style style:name="co7" style:family="table-column">
      <style:table-column-properties fo:break-before="auto" style:column-width="0.601cm"/>
    </style:style>
    <style:style style:name="co8" style:family="table-column">
      <style:table-column-properties fo:break-before="auto" style:column-width="0.707cm"/>
    </style:style>
    <style:style style:name="co9" style:family="table-column">
      <style:table-column-properties fo:break-before="auto" style:column-width="4.168cm"/>
    </style:style>
    <style:style style:name="co10" style:family="table-column">
      <style:table-column-properties fo:break-before="auto" style:column-width="3.637cm"/>
    </style:style>
    <style:style style:name="co11" style:family="table-column">
      <style:table-column-properties fo:break-before="auto" style:column-width="3.743cm"/>
    </style:style>
    <style:style style:name="co12" style:family="table-column">
      <style:table-column-properties fo:break-before="auto" style:column-width="3.08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74t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Temps</text:p>
          </table:table-cell>
          <table:table-cell office:value-type="string" calcext:value-type="string">
            <text:p>Position (74tr/min)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tr/min</text:p>
          </table:table-cell>
          <table:table-cell office:value-type="float" office:value="74" calcext:value-type="float">
            <text:p>74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254" calcext:value-type="float">
            <text:p>254</text:p>
          </table:table-cell>
          <table:table-cell table:number-columns-repeated="2"/>
          <table:table-cell office:value-type="string" calcext:value-type="string">
            <text:p>fréquence moteur (Hz)</text:p>
          </table:table-cell>
          <table:table-cell table:formula="of:=[.F5]/60" office:value-type="float" office:value="1.23333333333333" calcext:value-type="float">
            <text:p>1,23333333333333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2081" calcext:value-type="float">
            <text:p>2081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2123" calcext:value-type="float">
            <text:p>2123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2144" calcext:value-type="float">
            <text:p>2144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2165" calcext:value-type="float">
            <text:p>2165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2186" calcext:value-type="float">
            <text:p>2186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2228" calcext:value-type="float">
            <text:p>2228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2249" calcext:value-type="float">
            <text:p>2249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2321" calcext:value-type="float">
            <text:p>2321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2342" calcext:value-type="float">
            <text:p>2342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2363" calcext:value-type="float">
            <text:p>2363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2384" calcext:value-type="float">
            <text:p>2384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2405" calcext:value-type="float">
            <text:p>2405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2447" calcext:value-type="float">
            <text:p>2447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2512" calcext:value-type="float">
            <text:p>2512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2543" calcext:value-type="float">
            <text:p>2543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2585" calcext:value-type="float">
            <text:p>2585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606" calcext:value-type="float">
            <text:p>2606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2648" calcext:value-type="float">
            <text:p>2648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669" calcext:value-type="float">
            <text:p>2669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2711" calcext:value-type="float">
            <text:p>2711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2732" calcext:value-type="float">
            <text:p>2732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2753" calcext:value-type="float">
            <text:p>2753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2783" calcext:value-type="float">
            <text:p>2783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2805" calcext:value-type="float">
            <text:p>2805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2826" calcext:value-type="float">
            <text:p>2826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2847" calcext:value-type="float">
            <text:p>2847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2868" calcext:value-type="float">
            <text:p>2868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2889" calcext:value-type="float">
            <text:p>2889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2931" calcext:value-type="float">
            <text:p>2931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2973" calcext:value-type="float">
            <text:p>2973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2994" calcext:value-type="float">
            <text:p>2994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3046" calcext:value-type="float">
            <text:p>3046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3067" calcext:value-type="float">
            <text:p>3067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3088" calcext:value-type="float">
            <text:p>3088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3109" calcext:value-type="float">
            <text:p>3109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3152" calcext:value-type="float">
            <text:p>3152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3173" calcext:value-type="float">
            <text:p>3173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3194" calcext:value-type="float">
            <text:p>3194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3215" calcext:value-type="float">
            <text:p>3215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3237" calcext:value-type="float">
            <text:p>3237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3268" calcext:value-type="float">
            <text:p>3268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3289" calcext:value-type="float">
            <text:p>3289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3352" calcext:value-type="float">
            <text:p>3352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3373" calcext:value-type="float">
            <text:p>3373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3394" calcext:value-type="float">
            <text:p>3394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3415" calcext:value-type="float">
            <text:p>3415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3436" calcext:value-type="float">
            <text:p>3436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3457" calcext:value-type="float">
            <text:p>3457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3478" calcext:value-type="float">
            <text:p>3478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3508" calcext:value-type="float">
            <text:p>3508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3529" calcext:value-type="float">
            <text:p>3529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3571" calcext:value-type="float">
            <text:p>3571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3592" calcext:value-type="float">
            <text:p>3592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3634" calcext:value-type="float">
            <text:p>3634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3655" calcext:value-type="float">
            <text:p>3655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3676" calcext:value-type="float">
            <text:p>3676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3697" calcext:value-type="float">
            <text:p>3697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3739" calcext:value-type="float">
            <text:p>3739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3781" calcext:value-type="float">
            <text:p>3781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3811" calcext:value-type="float">
            <text:p>3811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3832" calcext:value-type="float">
            <text:p>3832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3853" calcext:value-type="float">
            <text:p>3853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3874" calcext:value-type="float">
            <text:p>3874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3895" calcext:value-type="float">
            <text:p>3895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3916" calcext:value-type="float">
            <text:p>3916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3937" calcext:value-type="float">
            <text:p>3937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3958" calcext:value-type="float">
            <text:p>3958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3979" calcext:value-type="float">
            <text:p>3979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4021" calcext:value-type="float">
            <text:p>4021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4042" calcext:value-type="float">
            <text:p>4042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4073" calcext:value-type="float">
            <text:p>4073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4094" calcext:value-type="float">
            <text:p>4094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4115" calcext:value-type="float">
            <text:p>4115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4136" calcext:value-type="float">
            <text:p>4136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4157" calcext:value-type="float">
            <text:p>4157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4178" calcext:value-type="float">
            <text:p>4178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4199" calcext:value-type="float">
            <text:p>4199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4241" calcext:value-type="float">
            <text:p>4241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4262" calcext:value-type="float">
            <text:p>4262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4283" calcext:value-type="float">
            <text:p>4283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4304" calcext:value-type="float">
            <text:p>4304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4335" calcext:value-type="float">
            <text:p>4335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4356" calcext:value-type="float">
            <text:p>4356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4377" calcext:value-type="float">
            <text:p>4377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4398" calcext:value-type="float">
            <text:p>4398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4419" calcext:value-type="float">
            <text:p>4419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4461" calcext:value-type="float">
            <text:p>4461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4482" calcext:value-type="float">
            <text:p>4482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4503" calcext:value-type="float">
            <text:p>4503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4524" calcext:value-type="float">
            <text:p>4524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4545" calcext:value-type="float">
            <text:p>4545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4597" calcext:value-type="float">
            <text:p>4597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4618" calcext:value-type="float">
            <text:p>4618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4639" calcext:value-type="float">
            <text:p>4639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4681" calcext:value-type="float">
            <text:p>4681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4702" calcext:value-type="float">
            <text:p>4702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4723" calcext:value-type="float">
            <text:p>4723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4744" calcext:value-type="float">
            <text:p>4744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4765" calcext:value-type="float">
            <text:p>4765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4786" calcext:value-type="float">
            <text:p>4786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4807" calcext:value-type="float">
            <text:p>4807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4828" calcext:value-type="float">
            <text:p>4828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4858" calcext:value-type="float">
            <text:p>4858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4879" calcext:value-type="float">
            <text:p>4879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4922" calcext:value-type="float">
            <text:p>4922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4944" calcext:value-type="float">
            <text:p>4944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4986" calcext:value-type="float">
            <text:p>4986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5007" calcext:value-type="float">
            <text:p>5007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5081" calcext:value-type="float">
            <text:p>5081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5102" calcext:value-type="float">
            <text:p>5102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5123" calcext:value-type="float">
            <text:p>5123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5144" calcext:value-type="float">
            <text:p>5144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5165" calcext:value-type="float">
            <text:p>5165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5186" calcext:value-type="float">
            <text:p>5186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5207" calcext:value-type="float">
            <text:p>5207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5228" calcext:value-type="float">
            <text:p>5228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5249" calcext:value-type="float">
            <text:p>5249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5321" calcext:value-type="float">
            <text:p>5321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5342" calcext:value-type="float">
            <text:p>5342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5363" calcext:value-type="float">
            <text:p>5363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5384" calcext:value-type="float">
            <text:p>5384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5405" calcext:value-type="float">
            <text:p>5405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5426" calcext:value-type="float">
            <text:p>5426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5447" calcext:value-type="float">
            <text:p>5447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5489" calcext:value-type="float">
            <text:p>5489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5531" calcext:value-type="float">
            <text:p>5531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5573" calcext:value-type="float">
            <text:p>5573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5603" calcext:value-type="float">
            <text:p>5603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5624" calcext:value-type="float">
            <text:p>5624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5666" calcext:value-type="float">
            <text:p>5666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5687" calcext:value-type="float">
            <text:p>5687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5708" calcext:value-type="float">
            <text:p>5708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5729" calcext:value-type="float">
            <text:p>5729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5771" calcext:value-type="float">
            <text:p>5771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5792" calcext:value-type="float">
            <text:p>5792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5813" calcext:value-type="float">
            <text:p>5813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5855" calcext:value-type="float">
            <text:p>5855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5885" calcext:value-type="float">
            <text:p>5885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5927" calcext:value-type="float">
            <text:p>5927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5948" calcext:value-type="float">
            <text:p>5948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5969" calcext:value-type="float">
            <text:p>5969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6011" calcext:value-type="float">
            <text:p>6011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6032" calcext:value-type="float">
            <text:p>6032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6053" calcext:value-type="float">
            <text:p>6053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6074" calcext:value-type="float">
            <text:p>6074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6117" calcext:value-type="float">
            <text:p>6117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6147" calcext:value-type="float">
            <text:p>6147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6168" calcext:value-type="float">
            <text:p>6168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6189" calcext:value-type="float">
            <text:p>6189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6231" calcext:value-type="float">
            <text:p>6231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6252" calcext:value-type="float">
            <text:p>6252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6273" calcext:value-type="float">
            <text:p>6273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6294" calcext:value-type="float">
            <text:p>6294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6315" calcext:value-type="float">
            <text:p>6315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6357" calcext:value-type="float">
            <text:p>6357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378" calcext:value-type="float">
            <text:p>6378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6408" calcext:value-type="float">
            <text:p>6408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6451" calcext:value-type="float">
            <text:p>6451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6472" calcext:value-type="float">
            <text:p>6472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6921" calcext:value-type="float">
            <text:p>6921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6942" calcext:value-type="float">
            <text:p>6942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6963" calcext:value-type="float">
            <text:p>6963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6994" calcext:value-type="float">
            <text:p>6994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7015" calcext:value-type="float">
            <text:p>7015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7036" calcext:value-type="float">
            <text:p>7036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7057" calcext:value-type="float">
            <text:p>7057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7078" calcext:value-type="float">
            <text:p>7078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7099" calcext:value-type="float">
            <text:p>7099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7141" calcext:value-type="float">
            <text:p>7141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7162" calcext:value-type="float">
            <text:p>7162</text:p>
          </table:table-cell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office:value-type="float" office:value="7183" calcext:value-type="float">
            <text:p>7183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7236" calcext:value-type="float">
            <text:p>7236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7257" calcext:value-type="float">
            <text:p>7257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7278" calcext:value-type="float">
            <text:p>7278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7299" calcext:value-type="float">
            <text:p>7299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7341" calcext:value-type="float">
            <text:p>7341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7362" calcext:value-type="float">
            <text:p>7362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7383" calcext:value-type="float">
            <text:p>7383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7425" calcext:value-type="float">
            <text:p>7425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7446" calcext:value-type="float">
            <text:p>7446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7467" calcext:value-type="float">
            <text:p>7467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7498" calcext:value-type="float">
            <text:p>7498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7519" calcext:value-type="float">
            <text:p>7519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7561" calcext:value-type="float">
            <text:p>7561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7582" calcext:value-type="float">
            <text:p>7582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7603" calcext:value-type="float">
            <text:p>7603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7624" calcext:value-type="float">
            <text:p>7624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7645" calcext:value-type="float">
            <text:p>7645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7666" calcext:value-type="float">
            <text:p>7666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7687" calcext:value-type="float">
            <text:p>7687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7708" calcext:value-type="float">
            <text:p>7708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7729" calcext:value-type="float">
            <text:p>7729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7781" calcext:value-type="float">
            <text:p>7781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7802" calcext:value-type="float">
            <text:p>7802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7823" calcext:value-type="float">
            <text:p>7823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7845" calcext:value-type="float">
            <text:p>7845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7866" calcext:value-type="float">
            <text:p>7866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7888" calcext:value-type="float">
            <text:p>7888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7909" calcext:value-type="float">
            <text:p>7909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7961" calcext:value-type="float">
            <text:p>7961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7982" calcext:value-type="float">
            <text:p>7982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8003" calcext:value-type="float">
            <text:p>8003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8024" calcext:value-type="float">
            <text:p>8024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8045" calcext:value-type="float">
            <text:p>8045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8066" calcext:value-type="float">
            <text:p>8066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8087" calcext:value-type="float">
            <text:p>8087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8108" calcext:value-type="float">
            <text:p>8108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8129" calcext:value-type="float">
            <text:p>8129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8171" calcext:value-type="float">
            <text:p>8171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8223" calcext:value-type="float">
            <text:p>8223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8244" calcext:value-type="float">
            <text:p>8244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8265" calcext:value-type="float">
            <text:p>8265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8286" calcext:value-type="float">
            <text:p>8286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8307" calcext:value-type="float">
            <text:p>8307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8328" calcext:value-type="float">
            <text:p>8328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8349" calcext:value-type="float">
            <text:p>8349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8391" calcext:value-type="float">
            <text:p>8391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8412" calcext:value-type="float">
            <text:p>8412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8433" calcext:value-type="float">
            <text:p>8433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8454" calcext:value-type="float">
            <text:p>8454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8506" calcext:value-type="float">
            <text:p>8506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8528" calcext:value-type="float">
            <text:p>8528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8549" calcext:value-type="float">
            <text:p>8549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8591" calcext:value-type="float">
            <text:p>8591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8613" calcext:value-type="float">
            <text:p>8613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8634" calcext:value-type="float">
            <text:p>8634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8656" calcext:value-type="float">
            <text:p>8656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8686" calcext:value-type="float">
            <text:p>8686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8707" calcext:value-type="float">
            <text:p>8707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8728" calcext:value-type="float">
            <text:p>8728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8749" calcext:value-type="float">
            <text:p>8749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8791" calcext:value-type="float">
            <text:p>8791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8833" calcext:value-type="float">
            <text:p>8833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8854" calcext:value-type="float">
            <text:p>8854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8917" calcext:value-type="float">
            <text:p>8917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8948" calcext:value-type="float">
            <text:p>8948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8969" calcext:value-type="float">
            <text:p>8969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9011" calcext:value-type="float">
            <text:p>9011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9032" calcext:value-type="float">
            <text:p>9032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9053" calcext:value-type="float">
            <text:p>9053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9074" calcext:value-type="float">
            <text:p>9074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9095" calcext:value-type="float">
            <text:p>9095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9116" calcext:value-type="float">
            <text:p>9116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9137" calcext:value-type="float">
            <text:p>9137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9158" calcext:value-type="float">
            <text:p>9158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9179" calcext:value-type="float">
            <text:p>9179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9253" calcext:value-type="float">
            <text:p>9253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9274" calcext:value-type="float">
            <text:p>9274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9296" calcext:value-type="float">
            <text:p>9296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9317" calcext:value-type="float">
            <text:p>9317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9338" calcext:value-type="float">
            <text:p>9338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9359" calcext:value-type="float">
            <text:p>9359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9381" calcext:value-type="float">
            <text:p>9381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9433" calcext:value-type="float">
            <text:p>9433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187" calcext:value-type="float">
            <text:p>187</text:p>
          </table:table-cell>
          <table:table-cell table:number-columns-repeated="10"/>
        </table:table-row>
        <table:table-row table:style-name="ro1">
          <table:table-cell office:value-type="float" office:value="9475" calcext:value-type="float">
            <text:p>9475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9496" calcext:value-type="float">
            <text:p>9496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9517" calcext:value-type="float">
            <text:p>9517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9538" calcext:value-type="float">
            <text:p>9538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9559" calcext:value-type="float">
            <text:p>9559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9601" calcext:value-type="float">
            <text:p>9601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9622" calcext:value-type="float">
            <text:p>9622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9643" calcext:value-type="float">
            <text:p>9643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9673" calcext:value-type="float">
            <text:p>9673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9694" calcext:value-type="float">
            <text:p>9694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9715" calcext:value-type="float">
            <text:p>9715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9736" calcext:value-type="float">
            <text:p>9736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9757" calcext:value-type="float">
            <text:p>9757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9778" calcext:value-type="float">
            <text:p>9778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9799" calcext:value-type="float">
            <text:p>9799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9841" calcext:value-type="float">
            <text:p>9841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9862" calcext:value-type="float">
            <text:p>9862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9883" calcext:value-type="float">
            <text:p>9883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9904" calcext:value-type="float">
            <text:p>9904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9925" calcext:value-type="float">
            <text:p>9925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9955" calcext:value-type="float">
            <text:p>9955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9976" calcext:value-type="float">
            <text:p>9976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9997" calcext:value-type="float">
            <text:p>9997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0018" calcext:value-type="float">
            <text:p>10018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10060" calcext:value-type="float">
            <text:p>10060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10081" calcext:value-type="float">
            <text:p>10081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10102" calcext:value-type="float">
            <text:p>10102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0123" calcext:value-type="float">
            <text:p>10123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10144" calcext:value-type="float">
            <text:p>10144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10165" calcext:value-type="float">
            <text:p>10165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0186" calcext:value-type="float">
            <text:p>10186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0207" calcext:value-type="float">
            <text:p>10207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10237" calcext:value-type="float">
            <text:p>10237</text:p>
          </table:table-cell>
          <table:table-cell office:value-type="float" office:value="189" calcext:value-type="float">
            <text:p>189</text:p>
          </table:table-cell>
          <table:table-cell table:number-columns-repeated="10"/>
        </table:table-row>
        <table:table-row table:style-name="ro1">
          <table:table-cell office:value-type="float" office:value="10258" calcext:value-type="float">
            <text:p>10258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10279" calcext:value-type="float">
            <text:p>10279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0321" calcext:value-type="float">
            <text:p>10321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0342" calcext:value-type="float">
            <text:p>10342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10363" calcext:value-type="float">
            <text:p>10363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0384" calcext:value-type="float">
            <text:p>10384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10405" calcext:value-type="float">
            <text:p>10405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10426" calcext:value-type="float">
            <text:p>10426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10448" calcext:value-type="float">
            <text:p>10448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10469" calcext:value-type="float">
            <text:p>10469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0499" calcext:value-type="float">
            <text:p>10499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0541" calcext:value-type="float">
            <text:p>10541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10562" calcext:value-type="float">
            <text:p>10562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0583" calcext:value-type="float">
            <text:p>10583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0604" calcext:value-type="float">
            <text:p>10604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10625" calcext:value-type="float">
            <text:p>10625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0646" calcext:value-type="float">
            <text:p>10646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10667" calcext:value-type="float">
            <text:p>10667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10709" calcext:value-type="float">
            <text:p>10709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10730" calcext:value-type="float">
            <text:p>10730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10751" calcext:value-type="float">
            <text:p>10751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0782" calcext:value-type="float">
            <text:p>10782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10803" calcext:value-type="float">
            <text:p>10803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0824" calcext:value-type="float">
            <text:p>10824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0845" calcext:value-type="float">
            <text:p>10845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0866" calcext:value-type="float">
            <text:p>10866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10887" calcext:value-type="float">
            <text:p>10887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10908" calcext:value-type="float">
            <text:p>10908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10929" calcext:value-type="float">
            <text:p>10929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0950" calcext:value-type="float">
            <text:p>10950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10971" calcext:value-type="float">
            <text:p>10971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10992" calcext:value-type="float">
            <text:p>10992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1013" calcext:value-type="float">
            <text:p>11013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1042" calcext:value-type="float">
            <text:p>11042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11064" calcext:value-type="float">
            <text:p>11064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11085" calcext:value-type="float">
            <text:p>11085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1106" calcext:value-type="float">
            <text:p>11106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1127" calcext:value-type="float">
            <text:p>11127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1148" calcext:value-type="float">
            <text:p>11148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11169" calcext:value-type="float">
            <text:p>11169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11190" calcext:value-type="float">
            <text:p>11190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11211" calcext:value-type="float">
            <text:p>11211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11232" calcext:value-type="float">
            <text:p>11232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11253" calcext:value-type="float">
            <text:p>11253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11274" calcext:value-type="float">
            <text:p>11274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11295" calcext:value-type="float">
            <text:p>11295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11326" calcext:value-type="float">
            <text:p>11326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1368" calcext:value-type="float">
            <text:p>11368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11389" calcext:value-type="float">
            <text:p>11389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1410" calcext:value-type="float">
            <text:p>11410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11431" calcext:value-type="float">
            <text:p>11431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11452" calcext:value-type="float">
            <text:p>11452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11473" calcext:value-type="float">
            <text:p>11473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11494" calcext:value-type="float">
            <text:p>11494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11515" calcext:value-type="float">
            <text:p>11515</text:p>
          </table:table-cell>
          <table:table-cell office:value-type="float" office:value="276" calcext:value-type="float">
            <text:p>276</text:p>
          </table:table-cell>
          <table:table-cell table:number-columns-repeated="10"/>
        </table:table-row>
        <table:table-row table:style-name="ro1">
          <table:table-cell office:value-type="float" office:value="11536" calcext:value-type="float">
            <text:p>11536</text:p>
          </table:table-cell>
          <table:table-cell office:value-type="float" office:value="274" calcext:value-type="float">
            <text:p>274</text:p>
          </table:table-cell>
          <table:table-cell table:number-columns-repeated="10"/>
        </table:table-row>
        <table:table-row table:style-name="ro1">
          <table:table-cell office:value-type="float" office:value="11557" calcext:value-type="float">
            <text:p>11557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11588" calcext:value-type="float">
            <text:p>11588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11609" calcext:value-type="float">
            <text:p>11609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11651" calcext:value-type="float">
            <text:p>11651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11672" calcext:value-type="float">
            <text:p>11672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11693" calcext:value-type="float">
            <text:p>11693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11714" calcext:value-type="float">
            <text:p>11714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11735" calcext:value-type="float">
            <text:p>11735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11756" calcext:value-type="float">
            <text:p>11756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11777" calcext:value-type="float">
            <text:p>11777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11798" calcext:value-type="float">
            <text:p>11798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1819" calcext:value-type="float">
            <text:p>11819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1850" calcext:value-type="float">
            <text:p>11850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1871" calcext:value-type="float">
            <text:p>11871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1892" calcext:value-type="float">
            <text:p>11892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1913" calcext:value-type="float">
            <text:p>11913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1934" calcext:value-type="float">
            <text:p>11934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1955" calcext:value-type="float">
            <text:p>11955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1976" calcext:value-type="float">
            <text:p>11976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11997" calcext:value-type="float">
            <text:p>11997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12018" calcext:value-type="float">
            <text:p>12018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12039" calcext:value-type="float">
            <text:p>12039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12060" calcext:value-type="float">
            <text:p>12060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12081" calcext:value-type="float">
            <text:p>12081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12112" calcext:value-type="float">
            <text:p>12112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12133" calcext:value-type="float">
            <text:p>12133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12154" calcext:value-type="float">
            <text:p>12154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2175" calcext:value-type="float">
            <text:p>12175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12197" calcext:value-type="float">
            <text:p>12197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2218" calcext:value-type="float">
            <text:p>12218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2261" calcext:value-type="float">
            <text:p>12261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2282" calcext:value-type="float">
            <text:p>12282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12314" calcext:value-type="float">
            <text:p>12314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2335" calcext:value-type="float">
            <text:p>12335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2356" calcext:value-type="float">
            <text:p>12356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2377" calcext:value-type="float">
            <text:p>12377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12398" calcext:value-type="float">
            <text:p>12398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12419" calcext:value-type="float">
            <text:p>12419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2461" calcext:value-type="float">
            <text:p>12461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12482" calcext:value-type="float">
            <text:p>12482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12503" calcext:value-type="float">
            <text:p>12503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  <table:table-row table:style-name="ro1">
          <table:table-cell office:value-type="float" office:value="12524" calcext:value-type="float">
            <text:p>12524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12554" calcext:value-type="float">
            <text:p>12554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12575" calcext:value-type="float">
            <text:p>12575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2596" calcext:value-type="float">
            <text:p>12596</text:p>
          </table:table-cell>
          <table:table-cell office:value-type="float" office:value="192" calcext:value-type="float">
            <text:p>192</text:p>
          </table:table-cell>
          <table:table-cell table:number-columns-repeated="10"/>
        </table:table-row>
        <table:table-row table:style-name="ro1">
          <table:table-cell office:value-type="float" office:value="12617" calcext:value-type="float">
            <text:p>12617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12638" calcext:value-type="float">
            <text:p>12638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12659" calcext:value-type="float">
            <text:p>12659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188" calcext:value-type="float">
            <text:p>188</text:p>
          </table:table-cell>
          <table:table-cell table:number-columns-repeated="10"/>
        </table:table-row>
        <table:table-row table:style-name="ro1">
          <table:table-cell office:value-type="float" office:value="12701" calcext:value-type="float">
            <text:p>12701</text:p>
          </table:table-cell>
          <table:table-cell office:value-type="float" office:value="191" calcext:value-type="float">
            <text:p>191</text:p>
          </table:table-cell>
          <table:table-cell table:number-columns-repeated="10"/>
        </table:table-row>
        <table:table-row table:style-name="ro1">
          <table:table-cell office:value-type="float" office:value="12722" calcext:value-type="float">
            <text:p>12722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2743" calcext:value-type="float">
            <text:p>12743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2764" calcext:value-type="float">
            <text:p>12764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2785" calcext:value-type="float">
            <text:p>12785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2806" calcext:value-type="float">
            <text:p>12806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12827" calcext:value-type="float">
            <text:p>12827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12856" calcext:value-type="float">
            <text:p>12856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12877" calcext:value-type="float">
            <text:p>12877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2898" calcext:value-type="float">
            <text:p>12898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12919" calcext:value-type="float">
            <text:p>12919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12940" calcext:value-type="float">
            <text:p>12940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2961" calcext:value-type="float">
            <text:p>12961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2982" calcext:value-type="float">
            <text:p>12982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3003" calcext:value-type="float">
            <text:p>13003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13024" calcext:value-type="float">
            <text:p>13024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3045" calcext:value-type="float">
            <text:p>13045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3066" calcext:value-type="float">
            <text:p>13066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13087" calcext:value-type="float">
            <text:p>13087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13108" calcext:value-type="float">
            <text:p>13108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3129" calcext:value-type="float">
            <text:p>13129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3181" calcext:value-type="float">
            <text:p>13181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13202" calcext:value-type="float">
            <text:p>13202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3223" calcext:value-type="float">
            <text:p>13223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13244" calcext:value-type="float">
            <text:p>13244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13265" calcext:value-type="float">
            <text:p>13265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13286" calcext:value-type="float">
            <text:p>13286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13307" calcext:value-type="float">
            <text:p>13307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13328" calcext:value-type="float">
            <text:p>13328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13349" calcext:value-type="float">
            <text:p>13349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13370" calcext:value-type="float">
            <text:p>1337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3422" calcext:value-type="float">
            <text:p>13422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3443" calcext:value-type="float">
            <text:p>13443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3464" calcext:value-type="float">
            <text:p>13464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3485" calcext:value-type="float">
            <text:p>13485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3506" calcext:value-type="float">
            <text:p>13506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3527" calcext:value-type="float">
            <text:p>13527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3548" calcext:value-type="float">
            <text:p>13548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13569" calcext:value-type="float">
            <text:p>13569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13590" calcext:value-type="float">
            <text:p>13590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3611" calcext:value-type="float">
            <text:p>13611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13662" calcext:value-type="float">
            <text:p>13662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13683" calcext:value-type="float">
            <text:p>13683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13704" calcext:value-type="float">
            <text:p>13704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13725" calcext:value-type="float">
            <text:p>13725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13746" calcext:value-type="float">
            <text:p>13746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3767" calcext:value-type="float">
            <text:p>13767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3788" calcext:value-type="float">
            <text:p>13788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3809" calcext:value-type="float">
            <text:p>13809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3830" calcext:value-type="float">
            <text:p>13830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3851" calcext:value-type="float">
            <text:p>13851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3872" calcext:value-type="float">
            <text:p>13872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3893" calcext:value-type="float">
            <text:p>13893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3914" calcext:value-type="float">
            <text:p>13914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3935" calcext:value-type="float">
            <text:p>13935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3965" calcext:value-type="float">
            <text:p>13965</text:p>
          </table:table-cell>
          <table:table-cell office:value-type="float" office:value="250" calcext:value-type="float">
            <text:p>250</text:p>
          </table:table-cell>
          <table:table-cell table:number-columns-repeated="10"/>
        </table:table-row>
        <table:table-row table:style-name="ro1">
          <table:table-cell office:value-type="float" office:value="13986" calcext:value-type="float">
            <text:p>13986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14007" calcext:value-type="float">
            <text:p>14007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14028" calcext:value-type="float">
            <text:p>14028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14049" calcext:value-type="float">
            <text:p>14049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14070" calcext:value-type="float">
            <text:p>14070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14091" calcext:value-type="float">
            <text:p>14091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14112" calcext:value-type="float">
            <text:p>14112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14154" calcext:value-type="float">
            <text:p>14154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14175" calcext:value-type="float">
            <text:p>14175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4196" calcext:value-type="float">
            <text:p>14196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4227" calcext:value-type="float">
            <text:p>14227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4248" calcext:value-type="float">
            <text:p>14248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4269" calcext:value-type="float">
            <text:p>14269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4290" calcext:value-type="float">
            <text:p>14290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4311" calcext:value-type="float">
            <text:p>14311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4332" calcext:value-type="float">
            <text:p>14332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14353" calcext:value-type="float">
            <text:p>14353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4374" calcext:value-type="float">
            <text:p>14374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14395" calcext:value-type="float">
            <text:p>14395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14416" calcext:value-type="float">
            <text:p>14416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14437" calcext:value-type="float">
            <text:p>14437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14458" calcext:value-type="float">
            <text:p>14458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14489" calcext:value-type="float">
            <text:p>14489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14510" calcext:value-type="float">
            <text:p>14510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4531" calcext:value-type="float">
            <text:p>14531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4552" calcext:value-type="float">
            <text:p>14552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14573" calcext:value-type="float">
            <text:p>14573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4594" calcext:value-type="float">
            <text:p>14594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4615" calcext:value-type="float">
            <text:p>14615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14636" calcext:value-type="float">
            <text:p>14636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4657" calcext:value-type="float">
            <text:p>14657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14678" calcext:value-type="float">
            <text:p>14678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14699" calcext:value-type="float">
            <text:p>14699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14751" calcext:value-type="float">
            <text:p>14751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14772" calcext:value-type="float">
            <text:p>14772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4793" calcext:value-type="float">
            <text:p>14793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14814" calcext:value-type="float">
            <text:p>14814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4835" calcext:value-type="float">
            <text:p>14835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4856" calcext:value-type="float">
            <text:p>14856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14877" calcext:value-type="float">
            <text:p>14877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14898" calcext:value-type="float">
            <text:p>14898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14919" calcext:value-type="float">
            <text:p>14919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14940" calcext:value-type="float">
            <text:p>14940</text:p>
          </table:table-cell>
          <table:table-cell office:value-type="float" office:value="216" calcext:value-type="float">
            <text:p>216</text:p>
          </table:table-cell>
          <table:table-cell table:number-columns-repeated="10"/>
        </table:table-row>
        <table:table-row table:style-name="ro1">
          <table:table-cell office:value-type="float" office:value="14961" calcext:value-type="float">
            <text:p>14961</text:p>
          </table:table-cell>
          <table:table-cell office:value-type="float" office:value="203" calcext:value-type="float">
            <text:p>203</text:p>
          </table:table-cell>
          <table:table-cell table:number-columns-repeated="10"/>
        </table:table-row>
        <table:table-row table:style-name="ro1">
          <table:table-cell office:value-type="float" office:value="14992" calcext:value-type="float">
            <text:p>14992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5013" calcext:value-type="float">
            <text:p>15013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5034" calcext:value-type="float">
            <text:p>15034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5056" calcext:value-type="float">
            <text:p>15056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5077" calcext:value-type="float">
            <text:p>15077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15098" calcext:value-type="float">
            <text:p>15098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5119" calcext:value-type="float">
            <text:p>15119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5141" calcext:value-type="float">
            <text:p>15141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5162" calcext:value-type="float">
            <text:p>15162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15184" calcext:value-type="float">
            <text:p>15184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15214" calcext:value-type="float">
            <text:p>15214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15235" calcext:value-type="float">
            <text:p>15235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15256" calcext:value-type="float">
            <text:p>15256</text:p>
          </table:table-cell>
          <table:table-cell office:value-type="float" office:value="241" calcext:value-type="float">
            <text:p>241</text:p>
          </table:table-cell>
          <table:table-cell table:number-columns-repeated="10"/>
        </table:table-row>
        <table:table-row table:style-name="ro1">
          <table:table-cell office:value-type="float" office:value="15277" calcext:value-type="float">
            <text:p>15277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15298" calcext:value-type="float">
            <text:p>15298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15319" calcext:value-type="float">
            <text:p>15319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5340" calcext:value-type="float">
            <text:p>15340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5361" calcext:value-type="float">
            <text:p>15361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5382" calcext:value-type="float">
            <text:p>15382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15403" calcext:value-type="float">
            <text:p>15403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15454" calcext:value-type="float">
            <text:p>15454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15475" calcext:value-type="float">
            <text:p>15475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15496" calcext:value-type="float">
            <text:p>15496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15517" calcext:value-type="float">
            <text:p>15517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5538" calcext:value-type="float">
            <text:p>15538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5559" calcext:value-type="float">
            <text:p>15559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5580" calcext:value-type="float">
            <text:p>15580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5601" calcext:value-type="float">
            <text:p>15601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5622" calcext:value-type="float">
            <text:p>15622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15643" calcext:value-type="float">
            <text:p>15643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5664" calcext:value-type="float">
            <text:p>15664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15685" calcext:value-type="float">
            <text:p>15685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15706" calcext:value-type="float">
            <text:p>15706</text:p>
          </table:table-cell>
          <table:table-cell office:value-type="float" office:value="225" calcext:value-type="float">
            <text:p>225</text:p>
          </table:table-cell>
          <table:table-cell table:number-columns-repeated="10"/>
        </table:table-row>
        <table:table-row table:style-name="ro1">
          <table:table-cell office:value-type="float" office:value="15727" calcext:value-type="float">
            <text:p>15727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15757" calcext:value-type="float">
            <text:p>15757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5778" calcext:value-type="float">
            <text:p>15778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15799" calcext:value-type="float">
            <text:p>15799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5820" calcext:value-type="float">
            <text:p>15820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5841" calcext:value-type="float">
            <text:p>15841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5862" calcext:value-type="float">
            <text:p>15862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5883" calcext:value-type="float">
            <text:p>15883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5904" calcext:value-type="float">
            <text:p>15904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5925" calcext:value-type="float">
            <text:p>15925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15946" calcext:value-type="float">
            <text:p>15946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15967" calcext:value-type="float">
            <text:p>15967</text:p>
          </table:table-cell>
          <table:table-cell office:value-type="float" office:value="217" calcext:value-type="float">
            <text:p>217</text:p>
          </table:table-cell>
          <table:table-cell table:number-columns-repeated="10"/>
        </table:table-row>
        <table:table-row table:style-name="ro1">
          <table:table-cell office:value-type="float" office:value="15988" calcext:value-type="float">
            <text:p>15988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16019" calcext:value-type="float">
            <text:p>16019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16040" calcext:value-type="float">
            <text:p>16040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16061" calcext:value-type="float">
            <text:p>16061</text:p>
          </table:table-cell>
          <table:table-cell office:value-type="float" office:value="243" calcext:value-type="float">
            <text:p>243</text:p>
          </table:table-cell>
          <table:table-cell table:number-columns-repeated="10"/>
        </table:table-row>
        <table:table-row table:style-name="ro1">
          <table:table-cell office:value-type="float" office:value="16082" calcext:value-type="float">
            <text:p>16082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6103" calcext:value-type="float">
            <text:p>16103</text:p>
          </table:table-cell>
          <table:table-cell office:value-type="float" office:value="253" calcext:value-type="float">
            <text:p>253</text:p>
          </table:table-cell>
          <table:table-cell table:number-columns-repeated="10"/>
        </table:table-row>
        <table:table-row table:style-name="ro1">
          <table:table-cell office:value-type="float" office:value="16124" calcext:value-type="float">
            <text:p>16124</text:p>
          </table:table-cell>
          <table:table-cell office:value-type="float" office:value="251" calcext:value-type="float">
            <text:p>251</text:p>
          </table:table-cell>
          <table:table-cell table:number-columns-repeated="10"/>
        </table:table-row>
        <table:table-row table:style-name="ro1">
          <table:table-cell office:value-type="float" office:value="16145" calcext:value-type="float">
            <text:p>16145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6166" calcext:value-type="float">
            <text:p>16166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16187" calcext:value-type="float">
            <text:p>16187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16208" calcext:value-type="float">
            <text:p>16208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6229" calcext:value-type="float">
            <text:p>16229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6250" calcext:value-type="float">
            <text:p>16250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6281" calcext:value-type="float">
            <text:p>16281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6302" calcext:value-type="float">
            <text:p>16302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6323" calcext:value-type="float">
            <text:p>16323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6344" calcext:value-type="float">
            <text:p>16344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16365" calcext:value-type="float">
            <text:p>16365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16386" calcext:value-type="float">
            <text:p>16386</text:p>
          </table:table-cell>
          <table:table-cell office:value-type="float" office:value="249" calcext:value-type="float">
            <text:p>249</text:p>
          </table:table-cell>
          <table:table-cell table:number-columns-repeated="10"/>
        </table:table-row>
        <table:table-row table:style-name="ro1">
          <table:table-cell office:value-type="float" office:value="16407" calcext:value-type="float">
            <text:p>16407</text:p>
          </table:table-cell>
          <table:table-cell office:value-type="float" office:value="246" calcext:value-type="float">
            <text:p>246</text:p>
          </table:table-cell>
          <table:table-cell table:number-columns-repeated="10"/>
        </table:table-row>
        <table:table-row table:style-name="ro1">
          <table:table-cell office:value-type="float" office:value="16428" calcext:value-type="float">
            <text:p>16428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6449" calcext:value-type="float">
            <text:p>16449</text:p>
          </table:table-cell>
          <table:table-cell office:value-type="float" office:value="238" calcext:value-type="float">
            <text:p>238</text:p>
          </table:table-cell>
          <table:table-cell table:number-columns-repeated="10"/>
        </table:table-row>
        <table:table-row table:style-name="ro1">
          <table:table-cell office:value-type="float" office:value="16470" calcext:value-type="float">
            <text:p>16470</text:p>
          </table:table-cell>
          <table:table-cell office:value-type="float" office:value="228" calcext:value-type="float">
            <text:p>228</text:p>
          </table:table-cell>
          <table:table-cell table:number-columns-repeated="10"/>
        </table:table-row>
        <table:table-row table:style-name="ro1">
          <table:table-cell office:value-type="float" office:value="16491" calcext:value-type="float">
            <text:p>16491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float" office:value="214" calcext:value-type="float">
            <text:p>214</text:p>
          </table:table-cell>
          <table:table-cell table:number-columns-repeated="10"/>
        </table:table-row>
        <table:table-row table:style-name="ro1">
          <table:table-cell office:value-type="float" office:value="16543" calcext:value-type="float">
            <text:p>16543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16564" calcext:value-type="float">
            <text:p>16564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16585" calcext:value-type="float">
            <text:p>16585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6606" calcext:value-type="float">
            <text:p>16606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6627" calcext:value-type="float">
            <text:p>16627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6648" calcext:value-type="float">
            <text:p>16648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6669" calcext:value-type="float">
            <text:p>16669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6690" calcext:value-type="float">
            <text:p>16690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6711" calcext:value-type="float">
            <text:p>16711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16732" calcext:value-type="float">
            <text:p>16732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6753" calcext:value-type="float">
            <text:p>16753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16785" calcext:value-type="float">
            <text:p>16785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16806" calcext:value-type="float">
            <text:p>16806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office:value-type="float" office:value="16827" calcext:value-type="float">
            <text:p>16827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16848" calcext:value-type="float">
            <text:p>16848</text:p>
          </table:table-cell>
          <table:table-cell office:value-type="float" office:value="235" calcext:value-type="float">
            <text:p>235</text:p>
          </table:table-cell>
          <table:table-cell table:number-columns-repeated="10"/>
        </table:table-row>
        <table:table-row table:style-name="ro1">
          <table:table-cell office:value-type="float" office:value="16869" calcext:value-type="float">
            <text:p>16869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6890" calcext:value-type="float">
            <text:p>16890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6911" calcext:value-type="float">
            <text:p>16911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6933" calcext:value-type="float">
            <text:p>16933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6954" calcext:value-type="float">
            <text:p>16954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16976" calcext:value-type="float">
            <text:p>16976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17006" calcext:value-type="float">
            <text:p>17006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7027" calcext:value-type="float">
            <text:p>17027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7048" calcext:value-type="float">
            <text:p>17048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7069" calcext:value-type="float">
            <text:p>17069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7090" calcext:value-type="float">
            <text:p>17090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17111" calcext:value-type="float">
            <text:p>17111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7132" calcext:value-type="float">
            <text:p>17132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7153" calcext:value-type="float">
            <text:p>17153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7174" calcext:value-type="float">
            <text:p>17174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7195" calcext:value-type="float">
            <text:p>17195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7237" calcext:value-type="float">
            <text:p>17237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17268" calcext:value-type="float">
            <text:p>17268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7310" calcext:value-type="float">
            <text:p>17310</text:p>
          </table:table-cell>
          <table:table-cell office:value-type="float" office:value="209" calcext:value-type="float">
            <text:p>209</text:p>
          </table:table-cell>
          <table:table-cell table:number-columns-repeated="10"/>
        </table:table-row>
        <table:table-row table:style-name="ro1">
          <table:table-cell office:value-type="float" office:value="17331" calcext:value-type="float">
            <text:p>17331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17352" calcext:value-type="float">
            <text:p>17352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7373" calcext:value-type="float">
            <text:p>17373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7394" calcext:value-type="float">
            <text:p>17394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7415" calcext:value-type="float">
            <text:p>17415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7436" calcext:value-type="float">
            <text:p>17436</text:p>
          </table:table-cell>
          <table:table-cell office:value-type="float" office:value="195" calcext:value-type="float">
            <text:p>195</text:p>
          </table:table-cell>
          <table:table-cell table:number-columns-repeated="10"/>
        </table:table-row>
        <table:table-row table:style-name="ro1">
          <table:table-cell office:value-type="float" office:value="17457" calcext:value-type="float">
            <text:p>17457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7478" calcext:value-type="float">
            <text:p>17478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7499" calcext:value-type="float">
            <text:p>17499</text:p>
          </table:table-cell>
          <table:table-cell office:value-type="float" office:value="205" calcext:value-type="float">
            <text:p>205</text:p>
          </table:table-cell>
          <table:table-cell table:number-columns-repeated="10"/>
        </table:table-row>
        <table:table-row table:style-name="ro1">
          <table:table-cell office:value-type="float" office:value="17530" calcext:value-type="float">
            <text:p>17530</text:p>
          </table:table-cell>
          <table:table-cell office:value-type="float" office:value="210" calcext:value-type="float">
            <text:p>210</text:p>
          </table:table-cell>
          <table:table-cell table:number-columns-repeated="10"/>
        </table:table-row>
        <table:table-row table:style-name="ro1">
          <table:table-cell office:value-type="float" office:value="17551" calcext:value-type="float">
            <text:p>17551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17573" calcext:value-type="float">
            <text:p>17573</text:p>
          </table:table-cell>
          <table:table-cell office:value-type="float" office:value="221" calcext:value-type="float">
            <text:p>221</text:p>
          </table:table-cell>
          <table:table-cell table:number-columns-repeated="10"/>
        </table:table-row>
        <table:table-row table:style-name="ro1">
          <table:table-cell office:value-type="float" office:value="17594" calcext:value-type="float">
            <text:p>17594</text:p>
          </table:table-cell>
          <table:table-cell office:value-type="float" office:value="226" calcext:value-type="float">
            <text:p>226</text:p>
          </table:table-cell>
          <table:table-cell table:number-columns-repeated="10"/>
        </table:table-row>
        <table:table-row table:style-name="ro1">
          <table:table-cell office:value-type="float" office:value="17616" calcext:value-type="float">
            <text:p>17616</text:p>
          </table:table-cell>
          <table:table-cell office:value-type="float" office:value="233" calcext:value-type="float">
            <text:p>233</text:p>
          </table:table-cell>
          <table:table-cell table:number-columns-repeated="10"/>
        </table:table-row>
        <table:table-row table:style-name="ro1">
          <table:table-cell office:value-type="float" office:value="17637" calcext:value-type="float">
            <text:p>17637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17658" calcext:value-type="float">
            <text:p>17658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17679" calcext:value-type="float">
            <text:p>17679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17701" calcext:value-type="float">
            <text:p>17701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7731" calcext:value-type="float">
            <text:p>17731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7752" calcext:value-type="float">
            <text:p>17752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7773" calcext:value-type="float">
            <text:p>17773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7794" calcext:value-type="float">
            <text:p>17794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17815" calcext:value-type="float">
            <text:p>17815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7836" calcext:value-type="float">
            <text:p>17836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17857" calcext:value-type="float">
            <text:p>17857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17878" calcext:value-type="float">
            <text:p>17878</text:p>
          </table:table-cell>
          <table:table-cell office:value-type="float" office:value="266" calcext:value-type="float">
            <text:p>266</text:p>
          </table:table-cell>
          <table:table-cell table:number-columns-repeated="10"/>
        </table:table-row>
        <table:table-row table:style-name="ro1">
          <table:table-cell office:value-type="float" office:value="17899" calcext:value-type="float">
            <text:p>17899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17941" calcext:value-type="float">
            <text:p>17941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7962" calcext:value-type="float">
            <text:p>17962</text:p>
          </table:table-cell>
          <table:table-cell office:value-type="float" office:value="256" calcext:value-type="float">
            <text:p>256</text:p>
          </table:table-cell>
          <table:table-cell table:number-columns-repeated="10"/>
        </table:table-row>
        <table:table-row table:style-name="ro1">
          <table:table-cell office:value-type="float" office:value="17993" calcext:value-type="float">
            <text:p>17993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8014" calcext:value-type="float">
            <text:p>18014</text:p>
          </table:table-cell>
          <table:table-cell office:value-type="float" office:value="248" calcext:value-type="float">
            <text:p>248</text:p>
          </table:table-cell>
          <table:table-cell table:number-columns-repeated="10"/>
        </table:table-row>
        <table:table-row table:style-name="ro1">
          <table:table-cell office:value-type="float" office:value="18035" calcext:value-type="float">
            <text:p>18035</text:p>
          </table:table-cell>
          <table:table-cell office:value-type="float" office:value="240" calcext:value-type="float">
            <text:p>240</text:p>
          </table:table-cell>
          <table:table-cell table:number-columns-repeated="10"/>
        </table:table-row>
        <table:table-row table:style-name="ro1">
          <table:table-cell office:value-type="float" office:value="18056" calcext:value-type="float">
            <text:p>18056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18077" calcext:value-type="float">
            <text:p>18077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18098" calcext:value-type="float">
            <text:p>18098</text:p>
          </table:table-cell>
          <table:table-cell office:value-type="float" office:value="223" calcext:value-type="float">
            <text:p>223</text:p>
          </table:table-cell>
          <table:table-cell table:number-columns-repeated="10"/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8140" calcext:value-type="float">
            <text:p>18140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18161" calcext:value-type="float">
            <text:p>18161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8182" calcext:value-type="float">
            <text:p>18182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8203" calcext:value-type="float">
            <text:p>18203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18224" calcext:value-type="float">
            <text:p>18224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8253" calcext:value-type="float">
            <text:p>18253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8275" calcext:value-type="float">
            <text:p>18275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8296" calcext:value-type="float">
            <text:p>18296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8317" calcext:value-type="float">
            <text:p>18317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8338" calcext:value-type="float">
            <text:p>18338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18359" calcext:value-type="float">
            <text:p>18359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18422" calcext:value-type="float">
            <text:p>18422</text:p>
          </table:table-cell>
          <table:table-cell office:value-type="float" office:value="224" calcext:value-type="float">
            <text:p>224</text:p>
          </table:table-cell>
          <table:table-cell table:number-columns-repeated="10"/>
        </table:table-row>
        <table:table-row table:style-name="ro1">
          <table:table-cell office:value-type="float" office:value="18443" calcext:value-type="float">
            <text:p>18443</text:p>
          </table:table-cell>
          <table:table-cell office:value-type="float" office:value="231" calcext:value-type="float">
            <text:p>231</text:p>
          </table:table-cell>
          <table:table-cell table:number-columns-repeated="10"/>
        </table:table-row>
        <table:table-row table:style-name="ro1">
          <table:table-cell office:value-type="float" office:value="18464" calcext:value-type="float">
            <text:p>18464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18485" calcext:value-type="float">
            <text:p>18485</text:p>
          </table:table-cell>
          <table:table-cell office:value-type="float" office:value="244" calcext:value-type="float">
            <text:p>244</text:p>
          </table:table-cell>
          <table:table-cell table:number-columns-repeated="10"/>
        </table:table-row>
        <table:table-row table:style-name="ro1">
          <table:table-cell office:value-type="float" office:value="18506" calcext:value-type="float">
            <text:p>18506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8537" calcext:value-type="float">
            <text:p>18537</text:p>
          </table:table-cell>
          <table:table-cell office:value-type="float" office:value="257" calcext:value-type="float">
            <text:p>257</text:p>
          </table:table-cell>
          <table:table-cell table:number-columns-repeated="10"/>
        </table:table-row>
        <table:table-row table:style-name="ro1">
          <table:table-cell office:value-type="float" office:value="18558" calcext:value-type="float">
            <text:p>18558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8579" calcext:value-type="float">
            <text:p>18579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263" calcext:value-type="float">
            <text:p>263</text:p>
          </table:table-cell>
          <table:table-cell table:number-columns-repeated="10"/>
        </table:table-row>
        <table:table-row table:style-name="ro1">
          <table:table-cell office:value-type="float" office:value="18621" calcext:value-type="float">
            <text:p>18621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18642" calcext:value-type="float">
            <text:p>18642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8663" calcext:value-type="float">
            <text:p>18663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8684" calcext:value-type="float">
            <text:p>18684</text:p>
          </table:table-cell>
          <table:table-cell office:value-type="float" office:value="264" calcext:value-type="float">
            <text:p>264</text:p>
          </table:table-cell>
          <table:table-cell table:number-columns-repeated="10"/>
        </table:table-row>
        <table:table-row table:style-name="ro1">
          <table:table-cell office:value-type="float" office:value="18705" calcext:value-type="float">
            <text:p>18705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8726" calcext:value-type="float">
            <text:p>18726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18747" calcext:value-type="float">
            <text:p>18747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18768" calcext:value-type="float">
            <text:p>18768</text:p>
          </table:table-cell>
          <table:table-cell office:value-type="float" office:value="254" calcext:value-type="float">
            <text:p>254</text:p>
          </table:table-cell>
          <table:table-cell table:number-columns-repeated="10"/>
        </table:table-row>
        <table:table-row table:style-name="ro1">
          <table:table-cell office:value-type="float" office:value="18799" calcext:value-type="float">
            <text:p>18799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8820" calcext:value-type="float">
            <text:p>18820</text:p>
          </table:table-cell>
          <table:table-cell office:value-type="float" office:value="247" calcext:value-type="float">
            <text:p>247</text:p>
          </table:table-cell>
          <table:table-cell table:number-columns-repeated="10"/>
        </table:table-row>
        <table:table-row table:style-name="ro1">
          <table:table-cell office:value-type="float" office:value="18841" calcext:value-type="float">
            <text:p>18841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8862" calcext:value-type="float">
            <text:p>18862</text:p>
          </table:table-cell>
          <table:table-cell office:value-type="float" office:value="236" calcext:value-type="float">
            <text:p>236</text:p>
          </table:table-cell>
          <table:table-cell table:number-columns-repeated="10"/>
        </table:table-row>
        <table:table-row table:style-name="ro1">
          <table:table-cell office:value-type="float" office:value="18883" calcext:value-type="float">
            <text:p>18883</text:p>
          </table:table-cell>
          <table:table-cell office:value-type="float" office:value="229" calcext:value-type="float">
            <text:p>229</text:p>
          </table:table-cell>
          <table:table-cell table:number-columns-repeated="10"/>
        </table:table-row>
        <table:table-row table:style-name="ro1">
          <table:table-cell office:value-type="float" office:value="18904" calcext:value-type="float">
            <text:p>18904</text:p>
          </table:table-cell>
          <table:table-cell office:value-type="float" office:value="218" calcext:value-type="float">
            <text:p>218</text:p>
          </table:table-cell>
          <table:table-cell table:number-columns-repeated="10"/>
        </table:table-row>
        <table:table-row table:style-name="ro1">
          <table:table-cell office:value-type="float" office:value="18925" calcext:value-type="float">
            <text:p>18925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8946" calcext:value-type="float">
            <text:p>18946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8967" calcext:value-type="float">
            <text:p>18967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float" office:value="18988" calcext:value-type="float">
            <text:p>18988</text:p>
          </table:table-cell>
          <table:table-cell office:value-type="float" office:value="198" calcext:value-type="float">
            <text:p>198</text:p>
          </table:table-cell>
          <table:table-cell table:number-columns-repeated="10"/>
        </table:table-row>
        <table:table-row table:style-name="ro1">
          <table:table-cell office:value-type="float" office:value="19009" calcext:value-type="float">
            <text:p>19009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9030" calcext:value-type="float">
            <text:p>19030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9061" calcext:value-type="float">
            <text:p>19061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9082" calcext:value-type="float">
            <text:p>19082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9103" calcext:value-type="float">
            <text:p>19103</text:p>
          </table:table-cell>
          <table:table-cell office:value-type="float" office:value="199" calcext:value-type="float">
            <text:p>199</text:p>
          </table:table-cell>
          <table:table-cell table:number-columns-repeated="10"/>
        </table:table-row>
        <table:table-row table:style-name="ro1">
          <table:table-cell office:value-type="float" office:value="19124" calcext:value-type="float">
            <text:p>19124</text:p>
          </table:table-cell>
          <table:table-cell office:value-type="float" office:value="204" calcext:value-type="float">
            <text:p>204</text:p>
          </table:table-cell>
          <table:table-cell table:number-columns-repeated="10"/>
        </table:table-row>
        <table:table-row table:style-name="ro1">
          <table:table-cell office:value-type="float" office:value="19145" calcext:value-type="float">
            <text:p>19145</text:p>
          </table:table-cell>
          <table:table-cell office:value-type="float" office:value="206" calcext:value-type="float">
            <text:p>206</text:p>
          </table:table-cell>
          <table:table-cell table:number-columns-repeated="10"/>
        </table:table-row>
        <table:table-row table:style-name="ro1">
          <table:table-cell office:value-type="float" office:value="19166" calcext:value-type="float">
            <text:p>19166</text:p>
          </table:table-cell>
          <table:table-cell office:value-type="float" office:value="212" calcext:value-type="float">
            <text:p>212</text:p>
          </table:table-cell>
          <table:table-cell table:number-columns-repeated="10"/>
        </table:table-row>
        <table:table-row table:style-name="ro1">
          <table:table-cell office:value-type="float" office:value="19187" calcext:value-type="float">
            <text:p>19187</text:p>
          </table:table-cell>
          <table:table-cell office:value-type="float" office:value="215" calcext:value-type="float">
            <text:p>215</text:p>
          </table:table-cell>
          <table:table-cell table:number-columns-repeated="10"/>
        </table:table-row>
        <table:table-row table:style-name="ro1">
          <table:table-cell office:value-type="float" office:value="19208" calcext:value-type="float">
            <text:p>19208</text:p>
          </table:table-cell>
          <table:table-cell office:value-type="float" office:value="220" calcext:value-type="float">
            <text:p>220</text:p>
          </table:table-cell>
          <table:table-cell table:number-columns-repeated="10"/>
        </table:table-row>
        <table:table-row table:style-name="ro1">
          <table:table-cell office:value-type="float" office:value="19229" calcext:value-type="float">
            <text:p>19229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19250" calcext:value-type="float">
            <text:p>19250</text:p>
          </table:table-cell>
          <table:table-cell office:value-type="float" office:value="234" calcext:value-type="float">
            <text:p>234</text:p>
          </table:table-cell>
          <table:table-cell table:number-columns-repeated="10"/>
        </table:table-row>
        <table:table-row table:style-name="ro1">
          <table:table-cell office:value-type="float" office:value="19271" calcext:value-type="float">
            <text:p>19271</text:p>
          </table:table-cell>
          <table:table-cell office:value-type="float" office:value="239" calcext:value-type="float">
            <text:p>239</text:p>
          </table:table-cell>
          <table:table-cell table:number-columns-repeated="10"/>
        </table:table-row>
        <table:table-row table:style-name="ro1">
          <table:table-cell office:value-type="float" office:value="19292" calcext:value-type="float">
            <text:p>19292</text:p>
          </table:table-cell>
          <table:table-cell office:value-type="float" office:value="245" calcext:value-type="float">
            <text:p>245</text:p>
          </table:table-cell>
          <table:table-cell table:number-columns-repeated="10"/>
        </table:table-row>
        <table:table-row table:style-name="ro1">
          <table:table-cell office:value-type="float" office:value="19322" calcext:value-type="float">
            <text:p>19322</text:p>
          </table:table-cell>
          <table:table-cell office:value-type="float" office:value="259" calcext:value-type="float">
            <text:p>259</text:p>
          </table:table-cell>
          <table:table-cell table:number-columns-repeated="10"/>
        </table:table-row>
        <table:table-row table:style-name="ro1">
          <table:table-cell office:value-type="float" office:value="19343" calcext:value-type="float">
            <text:p>19343</text:p>
          </table:table-cell>
          <table:table-cell office:value-type="float" office:value="262" calcext:value-type="float">
            <text:p>262</text:p>
          </table:table-cell>
          <table:table-cell table:number-columns-repeated="10"/>
        </table:table-row>
        <table:table-row table:style-name="ro1">
          <table:table-cell office:value-type="float" office:value="19365" calcext:value-type="float">
            <text:p>19365</text:p>
          </table:table-cell>
          <table:table-cell office:value-type="float" office:value="265" calcext:value-type="float">
            <text:p>265</text:p>
          </table:table-cell>
          <table:table-cell table:number-columns-repeated="10"/>
        </table:table-row>
        <table:table-row table:style-name="ro1">
          <table:table-cell office:value-type="float" office:value="19386" calcext:value-type="float">
            <text:p>19386</text:p>
          </table:table-cell>
          <table:table-cell office:value-type="float" office:value="268" calcext:value-type="float">
            <text:p>268</text:p>
          </table:table-cell>
          <table:table-cell table:number-columns-repeated="10"/>
        </table:table-row>
        <table:table-row table:style-name="ro1">
          <table:table-cell office:value-type="float" office:value="19408" calcext:value-type="float">
            <text:p>19408</text:p>
          </table:table-cell>
          <table:table-cell office:value-type="float" office:value="269" calcext:value-type="float">
            <text:p>269</text:p>
          </table:table-cell>
          <table:table-cell table:number-columns-repeated="10"/>
        </table:table-row>
        <table:table-row table:style-name="ro1">
          <table:table-cell office:value-type="float" office:value="19429" calcext:value-type="float">
            <text:p>19429</text:p>
          </table:table-cell>
          <table:table-cell office:value-type="float" office:value="270" calcext:value-type="float">
            <text:p>270</text:p>
          </table:table-cell>
          <table:table-cell table:number-columns-repeated="10"/>
        </table:table-row>
        <table:table-row table:style-name="ro1">
          <table:table-cell office:value-type="float" office:value="19450" calcext:value-type="float">
            <text:p>19450</text:p>
          </table:table-cell>
          <table:table-cell office:value-type="float" office:value="271" calcext:value-type="float">
            <text:p>271</text:p>
          </table:table-cell>
          <table:table-cell table:number-columns-repeated="10"/>
        </table:table-row>
        <table:table-row table:style-name="ro1">
          <table:table-cell office:value-type="float" office:value="19471" calcext:value-type="float">
            <text:p>19471</text:p>
          </table:table-cell>
          <table:table-cell office:value-type="float" office:value="272" calcext:value-type="float">
            <text:p>272</text:p>
          </table:table-cell>
          <table:table-cell table:number-columns-repeated="10"/>
        </table:table-row>
        <table:table-row table:style-name="ro1">
          <table:table-cell office:value-type="float" office:value="19493" calcext:value-type="float">
            <text:p>19493</text:p>
          </table:table-cell>
          <table:table-cell office:value-type="float" office:value="267" calcext:value-type="float">
            <text:p>267</text:p>
          </table:table-cell>
          <table:table-cell table:number-columns-repeated="10"/>
        </table:table-row>
        <table:table-row table:style-name="ro1">
          <table:table-cell office:value-type="float" office:value="19514" calcext:value-type="float">
            <text:p>19514</text:p>
          </table:table-cell>
          <table:table-cell office:value-type="float" office:value="261" calcext:value-type="float">
            <text:p>261</text:p>
          </table:table-cell>
          <table:table-cell table:number-columns-repeated="10"/>
        </table:table-row>
        <table:table-row table:style-name="ro1">
          <table:table-cell office:value-type="float" office:value="19544" calcext:value-type="float">
            <text:p>19544</text:p>
          </table:table-cell>
          <table:table-cell office:value-type="float" office:value="260" calcext:value-type="float">
            <text:p>260</text:p>
          </table:table-cell>
          <table:table-cell table:number-columns-repeated="10"/>
        </table:table-row>
        <table:table-row table:style-name="ro1">
          <table:table-cell office:value-type="float" office:value="19565" calcext:value-type="float">
            <text:p>19565</text:p>
          </table:table-cell>
          <table:table-cell office:value-type="float" office:value="258" calcext:value-type="float">
            <text:p>258</text:p>
          </table:table-cell>
          <table:table-cell table:number-columns-repeated="10"/>
        </table:table-row>
        <table:table-row table:style-name="ro1">
          <table:table-cell office:value-type="float" office:value="19586" calcext:value-type="float">
            <text:p>19586</text:p>
          </table:table-cell>
          <table:table-cell office:value-type="float" office:value="255" calcext:value-type="float">
            <text:p>255</text:p>
          </table:table-cell>
          <table:table-cell table:number-columns-repeated="10"/>
        </table:table-row>
        <table:table-row table:style-name="ro1">
          <table:table-cell office:value-type="float" office:value="19607" calcext:value-type="float">
            <text:p>19607</text:p>
          </table:table-cell>
          <table:table-cell office:value-type="float" office:value="252" calcext:value-type="float">
            <text:p>252</text:p>
          </table:table-cell>
          <table:table-cell table:number-columns-repeated="10"/>
        </table:table-row>
        <table:table-row table:style-name="ro1">
          <table:table-cell office:value-type="float" office:value="19628" calcext:value-type="float">
            <text:p>19628</text:p>
          </table:table-cell>
          <table:table-cell office:value-type="float" office:value="242" calcext:value-type="float">
            <text:p>242</text:p>
          </table:table-cell>
          <table:table-cell table:number-columns-repeated="10"/>
        </table:table-row>
        <table:table-row table:style-name="ro1">
          <table:table-cell office:value-type="float" office:value="19649" calcext:value-type="float">
            <text:p>19649</text:p>
          </table:table-cell>
          <table:table-cell office:value-type="float" office:value="237" calcext:value-type="float">
            <text:p>237</text:p>
          </table:table-cell>
          <table:table-cell table:number-columns-repeated="10"/>
        </table:table-row>
        <table:table-row table:style-name="ro1">
          <table:table-cell office:value-type="float" office:value="19670" calcext:value-type="float">
            <text:p>19670</text:p>
          </table:table-cell>
          <table:table-cell office:value-type="float" office:value="232" calcext:value-type="float">
            <text:p>232</text:p>
          </table:table-cell>
          <table:table-cell table:number-columns-repeated="10"/>
        </table:table-row>
        <table:table-row table:style-name="ro1">
          <table:table-cell office:value-type="float" office:value="19691" calcext:value-type="float">
            <text:p>19691</text:p>
          </table:table-cell>
          <table:table-cell office:value-type="float" office:value="227" calcext:value-type="float">
            <text:p>227</text:p>
          </table:table-cell>
          <table:table-cell table:number-columns-repeated="10"/>
        </table:table-row>
        <table:table-row table:style-name="ro1">
          <table:table-cell office:value-type="float" office:value="19712" calcext:value-type="float">
            <text:p>19712</text:p>
          </table:table-cell>
          <table:table-cell office:value-type="float" office:value="222" calcext:value-type="float">
            <text:p>222</text:p>
          </table:table-cell>
          <table:table-cell table:number-columns-repeated="10"/>
        </table:table-row>
        <table:table-row table:style-name="ro1">
          <table:table-cell office:value-type="float" office:value="19733" calcext:value-type="float">
            <text:p>19733</text:p>
          </table:table-cell>
          <table:table-cell office:value-type="float" office:value="211" calcext:value-type="float">
            <text:p>211</text:p>
          </table:table-cell>
          <table:table-cell table:number-columns-repeated="10"/>
        </table:table-row>
        <table:table-row table:style-name="ro1">
          <table:table-cell office:value-type="float" office:value="19754" calcext:value-type="float">
            <text:p>19754</text:p>
          </table:table-cell>
          <table:table-cell office:value-type="float" office:value="207" calcext:value-type="float">
            <text:p>207</text:p>
          </table:table-cell>
          <table:table-cell table:number-columns-repeated="10"/>
        </table:table-row>
        <table:table-row table:style-name="ro1">
          <table:table-cell office:value-type="float" office:value="19775" calcext:value-type="float">
            <text:p>19775</text:p>
          </table:table-cell>
          <table:table-cell office:value-type="float" office:value="202" calcext:value-type="float">
            <text:p>202</text:p>
          </table:table-cell>
          <table:table-cell table:number-columns-repeated="10"/>
        </table:table-row>
        <table:table-row table:style-name="ro1">
          <table:table-cell office:value-type="float" office:value="19796" calcext:value-type="float">
            <text:p>19796</text:p>
          </table:table-cell>
          <table:table-cell office:value-type="float" office:value="194" calcext:value-type="float">
            <text:p>194</text:p>
          </table:table-cell>
          <table:table-cell table:number-columns-repeated="10"/>
        </table:table-row>
        <table:table-row table:style-name="ro1">
          <table:table-cell office:value-type="float" office:value="19827" calcext:value-type="float">
            <text:p>19827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19848" calcext:value-type="float">
            <text:p>19848</text:p>
          </table:table-cell>
          <table:table-cell office:value-type="float" office:value="190" calcext:value-type="float">
            <text:p>190</text:p>
          </table:table-cell>
          <table:table-cell table:number-columns-repeated="10"/>
        </table:table-row>
        <table:table-row table:style-name="ro1">
          <table:table-cell office:value-type="float" office:value="19869" calcext:value-type="float">
            <text:p>19869</text:p>
          </table:table-cell>
          <table:table-cell office:value-type="float" office:value="193" calcext:value-type="float">
            <text:p>193</text:p>
          </table:table-cell>
          <table:table-cell table:number-columns-repeated="10"/>
        </table:table-row>
        <table:table-row table:style-name="ro1">
          <table:table-cell office:value-type="float" office:value="19890" calcext:value-type="float">
            <text:p>19890</text:p>
          </table:table-cell>
          <table:table-cell office:value-type="float" office:value="197" calcext:value-type="float">
            <text:p>197</text:p>
          </table:table-cell>
          <table:table-cell table:number-columns-repeated="10"/>
        </table:table-row>
        <table:table-row table:style-name="ro1">
          <table:table-cell office:value-type="float" office:value="19911" calcext:value-type="float">
            <text:p>19911</text:p>
          </table:table-cell>
          <table:table-cell office:value-type="float" office:value="196" calcext:value-type="float">
            <text:p>196</text:p>
          </table:table-cell>
          <table:table-cell table:number-columns-repeated="10"/>
        </table:table-row>
        <table:table-row table:style-name="ro1">
          <table:table-cell office:value-type="float" office:value="19932" calcext:value-type="float">
            <text:p>19932</text:p>
          </table:table-cell>
          <table:table-cell office:value-type="float" office:value="201" calcext:value-type="float">
            <text:p>201</text:p>
          </table:table-cell>
          <table:table-cell table:number-columns-repeated="10"/>
        </table:table-row>
        <table:table-row table:style-name="ro1">
          <table:table-cell office:value-type="float" office:value="19953" calcext:value-type="float">
            <text:p>19953</text:p>
          </table:table-cell>
          <table:table-cell office:value-type="float" office:value="208" calcext:value-type="float">
            <text:p>208</text:p>
          </table:table-cell>
          <table:table-cell table:number-columns-repeated="10"/>
        </table:table-row>
        <table:table-row table:style-name="ro1">
          <table:table-cell office:value-type="float" office:value="19974" calcext:value-type="float">
            <text:p>19974</text:p>
          </table:table-cell>
          <table:table-cell office:value-type="float" office:value="213" calcext:value-type="float">
            <text:p>213</text:p>
          </table:table-cell>
          <table:table-cell table:number-columns-repeated="10"/>
        </table:table-row>
        <table:table-row table:style-name="ro1">
          <table:table-cell office:value-type="float" office:value="19995" calcext:value-type="float">
            <text:p>19995</text:p>
          </table:table-cell>
          <table:table-cell office:value-type="float" office:value="219" calcext:value-type="float">
            <text:p>21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1">00/00/0000</text:date>, <text:time style:data-style-name="N2" text:time-value="19:05:17.02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dc:date>2023-12-11T19:10:46.109000000</dc:date>
    <meta:editing-duration>PT5M26S</meta:editing-duration>
    <meta:editing-cycles>6</meta:editing-cycles>
    <meta:document-statistic meta:table-count="1" meta:cell-count="1838" meta:object-count="0"/>
  </office:meta>
</office:document-meta>
</file>